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4.6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fo:font-weight="normal"/>
    </style:style>
    <style:style style:name="ce4" style:family="table-cell" style:parent-style-name="Default">
      <style:text-properties style:font-name="DejaVu Sans Condensed" fo:font-weight="bold" style:font-name-asian="DejaVu Sans Condensed1" style:font-name-complex="DejaVu Sans Condensed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Checks</text:p>
          </table:table-cell>
          <table:table-cell office:value-type="string">
            <text:p>IE6</text:p>
          </table:table-cell>
          <table:table-cell office:value-type="string">
            <text:p>IE7</text:p>
          </table:table-cell>
          <table:table-cell office:value-type="string">
            <text:p>FF</text:p>
          </table:table-cell>
          <table:table-cell office:value-type="string">
            <text:p>Safari</text:p>
          </table:table-cell>
          <table:table-cell office:value-type="string">
            <text:p>Iceweasel</text:p>
          </table:table-cell>
        </table:table-row>
        <table:table-row table:style-name="ro1">
          <table:table-cell table:style-name="ce1" office:value-type="string">
            <text:p>Login Page</text:p>
          </table:table-cell>
          <table:table-cell table:number-columns-repeated="5"/>
        </table:table-row>
        <table:table-row table:style-name="ro1">
          <table:table-cell office:value-type="string">
            <text:p>Check invalid email addres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email addres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password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users detail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2" office:value-type="string">
            <text:p>Check inactive accoun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email address and no password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account login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account login (admin user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request URL redirection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Holiday Add (must check from admin login as well)</text:p>
          </table:table-cell>
          <table:table-cell table:number-columns-repeated="5"/>
        </table:table-row>
        <table:table-row table:style-name="ro1">
          <table:table-cell office:value-type="string">
            <text:p>Check start timestamp input fields are read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nd timestamp input fields are read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tart date &gt; end dat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 overlapping dates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javascript calendar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etting default message shows on next add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Holiday Edit (must check from admin login as well)</text:p>
          </table:table-cell>
          <table:table-cell table:number-columns-repeated="5"/>
        </table:table-row>
        <table:table-row table:style-name="ro1">
          <table:table-cell office:value-type="string">
            <text:p>Check start timestamp input fields are read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nd timestamp input fields are read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tart date &gt; end dat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 overlapping dates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javascript calendar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etting default message shows on next add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Holiday Delete (must check from admin login as well)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javascript confirmation appears (cancel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javascript confirmation appears (ok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Holiday Active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current message appears and holiday is activ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message linebreaks are presen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message has been removed from message queu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turning of leave brings user back to original holiday add pag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Holiday Other</text:p>
          </table:table-cell>
          <table:table-cell table:number-columns-repeated="5"/>
        </table:table-row>
        <table:table-row table:style-name="ro1">
          <table:table-cell office:value-type="string">
            <text:p>Check “There are no upcoming holiday messages to display”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active account holiday page (only accessible via url modification in admin mode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user logo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User Add</text:p>
          </table:table-cell>
          <table:table-cell table:number-columns-repeated="5"/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paces in userid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password regeneration ajax call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user has been added to list of current us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r appears when creating a already existing user (userid + domain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User Edit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table:style-name="ce3" office:value-type="string">
            <text:p>Check correct data is loaded (including correct password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3" office:value-type="string">
            <text:p>Check userid read 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3" office:value-type="string">
            <text:p>Check domain read 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password regeneration ajax call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user has been edited in list of current us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User Hide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javascript popup (cancel and ok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link to user's holiday page appears/disappears on unhide/hid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Other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back/forward pagination arrows (top and bottom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current page is remembered when returning to user add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bottom page numb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top page navigation highlights user manag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Group Add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paces in group nam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r appears when creating a already existing group (groupname + domain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user ajax call returns only correct domain us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group has been added to list of current us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Group Edit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table:style-name="ce3" office:value-type="string">
            <text:p>Check correct data is loaded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paces in group nam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group domain is read onl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user has been added to list of current users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nous post keeps values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Group Delete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javascript popup (cancel and ok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Group Other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hiding a user will cause them to be deselected in any group they were in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top page navigation highlights group manag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Domain Add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paces in domain nam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r appears when creating a already existing domain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Domain Edit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table:style-name="ce3" office:value-type="string">
            <text:p>Check correct data is loaded 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invalid form input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spaces in domain name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error appears when creating a already existing domain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Domain Delete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javascript popup (cancel and ok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delete referenced domain (user has this domain) raises error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dmin Domain Other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top page navigation highlights domain manag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1" office:value-type="string">
            <text:p>Auth Permissions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admin can see other profiles and manipulate them as mentioned above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heck normal user cannot see anyone elses profile (raise permissions denied page)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table:style-name="ce4" office:value-type="string">
            <text:p>Other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office:value-type="string">
            <text:p>Check page not found (404)</text:p>
          </table:table-cell>
          <table:table-cell table:number-columns-repeated="5" office:value-type="string">
            <text:p>OK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 Condensed" fo:language="en" fo:country="GB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3">03/01/2008</text:date>, <text:time>14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02T09:55:58</meta:creation-date>
    <dc:date>2008-01-03T14:21:36</dc:date>
    <dc:language>en-GB</dc:language>
    <meta:editing-cycles>7</meta:editing-cycles>
    <meta:editing-duration>PT11H1M51S</meta:editing-duration>
    <meta:user-defined meta:name="Info 1"/>
    <meta:user-defined meta:name="Info 2"/>
    <meta:user-defined meta:name="Info 3"/>
    <meta:user-defined meta:name="Info 4"/>
    <meta:document-statistic meta:table-count="3" meta:cell-count="623"/>
  </office:meta>
</office:document-meta>
</file>